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1cm" draw:transform="rotate (-2.15757602131539) translate (5.48099110710299cm 7.32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6.73079114539899cm 7.32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23079114539899cm 7.3249614417958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8:46.231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